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tab/>S</text:p>
      <text:p text:style-name="Normal">Teknologiforståelse / IT undervisning</text:p>
      <text:p text:style-name="Normal">5-6 aktive lærere<text:s/>omkring teknologi forståelsen. Men vil gerne udvide det til resten af skolen.</text:p>
      <text:p text:style-name="Normal">1-3, 4-6, 7-9 klasseindelinger</text:p>
      <text:p text:style-name="Normal">Stadig på et meget tidligt stadie.</text:p>
      <text:p text:style-name="Normal">Må ikke være for uoverskueligt.</text:p>
      <text:p text:style-name="Normal">Vil gerne have fat i lærerne som ikke ”gør det af sig selv” – Lærere som ikke tænker over IT som en mulighed, eller ikke involverer sig af sig selv. Dem skal vi få hjulpet i gang.</text:p>
      <text:p text:style-name="Normal">15. Maj er der et møde på Holluf Pile. Dem der er i arbejdsgruppen skal prøve at lave et 2 timers program. Hvor der bliver faciliteret processen, og dette skal fungere som et kickoff.<text:s/><text:line-break/>Vores projekt kan supplere til dette kickoff.</text:p>
      <text:p text:style-name="Normal">Brugerundersøgelsen: 4-6 lærere kan eventuelt tilbydes til undersøgelse. Varieret teknologifærdigheder.</text:p>
      <text:p text:style-name="Normal"/>
      <text:p text:style-name="Normal">Funktion idéer:</text:p>
      <text:p text:style-name="Normal">Små klasser skal de finde ud af at bruge en computer.</text:p>
      <text:p text:style-name="Normal">I stedet for kun at lege med teknologi, eventuelt også skabe noget.</text:p>
      <text:p text:style-name="Normal">Lærere skal have lov til at vælge en aktivitet, i stedet for at skulle vælge et bestemt værktøj. F.eks: ”Jeg vil have at eleverne skal øve tyske verber” i stedet for ”Jeg vil bruge ’www.lærtysk.dk’”</text:p>
      <text:p text:style-name="Normal">Eventuelt - Tilføjelser fra brugerne. (Kommentarer, film, link) Efter en lærer har benyttet sig af en undervisningsidé/program/forløb, så kan de poste en film eller andet lignende for at vise hvordan de benyttede sig af værktøjet.<text:s/></text:p>
      <text:p text:style-name="Normal"/>
      <text:p text:style-name="Normal">Hjemmeside organiseret:</text:p>
      <text:p text:style-name="Normal">Først skal man trykke sig ind på et klassetrin</text:p>
      <text:p text:style-name="Normal">Derefter vælger man sig ind på en fagkategori: sprog, videnskabelig, kreativ, matematik, programmering</text:p>
      <text:p text:style-name="Normal">Niveauet under er der aktiviteter til det individuelle emne.</text:p>
      <text:p text:style-name="Normal">Nederste niveau vil være de bestemte idéer til den valgte aktivitet.</text:p>
      <text:p text:style-name="Normal">Eventuelt en søgefunktion.</text:p>
      <text:p text:style-name="Normal"/>
      <text:p text:style-name="Normal">Vision 2010 som reference.</text:p>
      <text:p text:style-name="Normal">Apps til opgaven</text:p>
      <text:p text:style-name="Normal"/>
      <text:soft-page-break/>
      <text:p text:style-name="Normal"><text:tab/>Design idéer:</text:p>
      <text:p text:style-name="Normal">Bobler. Der indeholder titler, fag, klasser.</text:p>
      <text:p text:style-name="Normal">Animation: Boblerne bliver store og dækker hele skærmen til baggrunden er samme farve som bobl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n Flensted</meta:initial-creator>
    <dc:creator>Sebastian Flensted</dc:creator>
    <meta:creation-date>2018-03-19T11:02:00Z</meta:creation-date>
    <dc:date>2018-03-19T11:41:00Z</dc:date>
    <meta:template xlink:href="Normal" xlink:type="simple"/>
    <meta:editing-cycles>4</meta:editing-cycles>
    <meta:editing-duration>PT2340S</meta:editing-duration>
    <meta:document-statistic meta:page-count="2" meta:paragraph-count="3" meta:word-count="261" meta:character-count="1853" meta:row-count="13" meta:non-whitespace-character-count="1595"/>
  </office:meta>
</office:document-meta>
</file>